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b8f00" officeooo:paragraph-rsid="001b8f00"/>
    </style:style>
    <style:style style:name="P2" style:family="paragraph" style:parent-style-name="Heading_20_4">
      <style:text-properties style:use-window-font-color="true" fo:font-weight="bold" style:font-weight-asian="bold" style:font-weight-complex="bold"/>
    </style:style>
    <style:style style:name="P3" style:family="paragraph" style:parent-style-name="Quotations">
      <style:text-properties fo:font-style="italic" style:font-style-asian="italic" style:font-style-complex="italic"/>
    </style:style>
    <style:style style:name="P4" style:family="paragraph" style:parent-style-name="Title">
      <style:text-properties officeooo:rsid="001b8f00" officeooo:paragraph-rsid="001b8f00"/>
    </style:style>
    <style:style style:name="T1" style:family="text">
      <style:text-properties style:font-name="Courie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use-window-font-color="true"/>
    </style:style>
    <style:style style:name="T4" style:family="text">
      <style:text-properties fo:color="#ff6600"/>
    </style:style>
    <style:style style:name="T5" style:family="text">
      <style:text-properties fo:background-color="#ffff00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99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OVACÍ TEXT</text:p>
      <text:p text:style-name="P1">Manželka odešla i s dcerou, o kterou se do té doby staral otec. Nyní dítě vyrůstá s recidivistou a otec dcerku neviděl tři roky. Tchyně sebrala dítě snaše. I když se ničím neprovinila, neví o něm nic tři čtvrtě roku. Na Právo se obrátily desítky rodičů, kterým úřady bezdůvodně odebraly děti. </text:p>
      <text:p text:style-name="P1">V Kuřimi založili zoufalí rodiče dokonce i spolek proti praktikám místního orgánu sociálněprávní ochrany dětí (OSPOD).</text:p>
      <text:p text:style-name="Text_20_body">Není třeba hledat příklady, kdy rodiče přišli kvůli zvůli úřadů o své potomky, až v Norsku. O své děti bojují marně i u nás.</text:p>
      <text:h text:style-name="P2" text:outline-level="4">Žádal o pomoc ministry i premiéra</text:h>
      <text:p text:style-name="Text_20_body">Před časem Právo uveřejnilo příběh Svatavy z Orlové, kterou její vlastní matka a babička jejího syna obvinila z týrání, syna jí sebrala, a přestože se matce podařilo dokázat svou nevinu, syna neviděla rok a půl. <text:span text:style-name="T1">[</text:span><text:a xlink:type="simple" xlink:href="http://www.novinky.cz/domaci/394306-babicka-si-vymyslela-ze-dcera-tyra-vnuka-a-sebrala-ji-ho-.html"><text:span text:style-name="T1">celá zpráva</text:span></text:a><text:span text:style-name="T1">]</text:span></text:p>
      <text:p text:style-name="Text_20_body">Pomoci se nemůže u nikoho dovolat. V reakci na tento článek redakci doslova zasypaly dopisy lidí popisujících téměř stejné či podobné příběhy. Rodiče v nich bojují se soudy, s <text:span text:style-name="T7">OSPOD</text:span>, volají <text:span text:style-name="T5">o pomoc</text:span> <text:span text:style-name="T4">zastu</text:span>pitele, <text:span text:style-name="T8">politiky</text:span>, <text:span text:style-name="T2">ombuds</text:span>manku, ale marně.</text:p>
      <text:p text:style-name="P3">Do soudních rozhodnutí není ochránkyně oprávněna žádným způsobem zasahovat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7:27:28.495901796</meta:creation-date>
    <dc:date>2016-02-22T11:26:33.199325608</dc:date>
    <meta:editing-duration>PT3H43M54S</meta:editing-duration>
    <meta:editing-cycles>1</meta:editing-cycles>
    <meta:document-statistic meta:table-count="0" meta:image-count="0" meta:object-count="0" meta:page-count="1" meta:paragraph-count="8" meta:word-count="183" meta:character-count="1126" meta:non-whitespace-character-count="949"/>
    <meta:generator>LibreOffice/4.2.8.2$Linux_X86_64 LibreOffice_project/420m0$Build-2</meta:generator>
  </office:meta>
</office:document-meta>
</file>